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 style:list-style-name=""/>
    <style:style style:name="P2" style:family="paragraph" style:parent-style-name="Standard">
      <style:text-properties officeooo:rsid="001bfb68" officeooo:paragraph-rsid="001bfb68"/>
    </style:style>
    <style:style style:name="P3" style:family="paragraph" style:parent-style-name="Text_20_body">
      <style:text-properties officeooo:rsid="001bfb68" officeooo:paragraph-rsid="001bfb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us kontroll</text:p>
      <text:p text:style-name="Standard">Vilket revision verktygsom helst </text:p>
      <text:p text:style-name="Standard"/>
      <text:p text:style-name="P2">Kör på GIT <text:s/>med så mycket som möjligt.</text:p>
      <text:p text:style-name="P2"/>
      <text:p text:style-name="P2">Kolla om att få igång SVN</text:p>
      <text:p text:style-name="P2"/>
      <text:p text:style-name="P2">NAS eller Linux <text:s/>server</text:p>
      <text:h text:style-name="Heading_20_1" text:outline-level="1"><text:soft-page-break/>Kontroller</text:h>
      <text:h text:style-name="Heading_20_2" text:outline-level="2">Mobiler</text:h>
      <text:h text:style-name="Heading_20_2" text:outline-level="2">Nycklar</text:h>
      <text:h text:style-name="Heading_20_2" text:outline-level="2">RFID taggar</text:h>
      <text:h text:style-name="Heading_20_2" text:outline-level="2">Program</text:h>
      <text:h text:style-name="Heading_20_3" text:outline-level="3">Webbläsare</text:h>
      <text:h text:style-name="Heading_20_3" text:outline-level="3">Själv programmerade</text:h>
      <text:h text:style-name="Heading_20_2" text:outline-level="2">Styrdon</text:h>
      <text:h text:style-name="Heading_20_3" text:outline-level="3">Lampor</text:h>
      <text:h text:style-name="Heading_20_3" text:outline-level="3">Siren</text:h>
      <text:h text:style-name="Heading_20_3" text:outline-level="3">Ventiler</text:h>
      <text:h text:style-name="Heading_20_3" text:outline-level="3">Ström</text:h>
      <text:h text:style-name="Heading_20_1" text:outline-level="1">Husbeskrivningar</text:h>
      <text:h text:style-name="Heading_20_2" text:outline-level="2">Permanent bostad</text:h>
      <text:h text:style-name="Heading_20_3" text:outline-level="3">Carport</text:h>
      <text:h text:style-name="Heading_20_3" text:outline-level="3">Utomhus miljö</text:h>
      <text:h text:style-name="Heading_20_2" text:outline-level="2">Fritidshus</text:h>
      <text:h text:style-name="Heading_20_3" text:outline-level="3">Gästhus</text:h>
      <text:h text:style-name="Heading_20_3" text:outline-level="3">Båthus</text:h>
      <text:h text:style-name="Heading_20_3" text:outline-level="3">Bod</text:h>
      <text:h text:style-name="Heading_20_3" text:outline-level="3">Utomhus miljö</text:h>
      <text:h text:style-name="Heading_20_2" text:outline-level="2"><text:soft-page-break/>Landskod för telefon</text:h>
      <text:p text:style-name="Standard">För SMS </text:p>
      <text:h text:style-name="Heading_20_2" text:outline-level="2">Riktnummer?</text:h>
      <text:h text:style-name="Heading_20_1" text:outline-level="1">UPS</text:h>
      <text:p text:style-name="Standard">Finns färdiga att köpa men de är tänkta för desktop datorer. Placeringar mot router kan  bli svår </text:p>
      <text:h text:style-name="Heading_20_2" text:outline-level="2">Styr och kontroll enheter (Datorer)</text:h>
      <text:p text:style-name="Standard">Om gamla laptop datorer används kolla hur byte till batteri mod sker </text:p>
      <text:h text:style-name="Heading_20_3" text:outline-level="3">BIOS</text:h>
      <text:h text:style-name="Heading_20_3" text:outline-level="3">Wake up on LAN</text:h>
      <text:h text:style-name="Heading_20_3" text:outline-level="3">Schemalagd återstart</text:h>
      <text:h text:style-name="Heading_20_2" text:outline-level="2">Kommunikations enhet</text:h>
      <text:p text:style-name="Standard">Finns det färdiga att köpa? Drar lite ström så extern UPS kan få det svårt </text:p>
      <text:h text:style-name="Heading_20_1" text:outline-level="1">Funktioner</text:h>
      <text:h text:style-name="Heading_20_2" text:outline-level="2">Larm</text:h>
      <text:p text:style-name="Standard">Färdiga larm finns hur dela på sensorer och givare. Akuta larm </text:p>
      <text:h text:style-name="Heading_20_3" text:outline-level="3"><text:soft-page-break/>Intrång</text:h>
      <text:h text:style-name="Heading_20_3" text:outline-level="3">Temperatur</text:h>
      <text:h text:style-name="Heading_20_3" text:outline-level="3">Elförsörjning</text:h>
      <text:h text:style-name="Heading_20_3" text:outline-level="3">Brand</text:h>
      <text:h text:style-name="Heading_20_2" text:outline-level="2">Övervakning</text:h>
      <text:h text:style-name="Heading_20_3" text:outline-level="3">Kameror</text:h>
      <text:h text:style-name="Heading_20_3" text:outline-level="3">Ström</text:h>
      <text:h text:style-name="Heading_20_3" text:outline-level="3">Rök</text:h>
      <text:h text:style-name="Heading_20_3" text:outline-level="3">Vind</text:h>
      <text:h text:style-name="Heading_20_3" text:outline-level="3">Vatten</text:h>
      <text:h text:style-name="Heading_20_2" text:outline-level="2">Styrning</text:h>
      <text:h text:style-name="Heading_20_3" text:outline-level="3">Elektrisk</text:h>
      <text:h text:style-name="P1" text:outline-level="4">Ström</text:h>
      <text:h text:style-name="P1" text:outline-level="4">Spänning</text:h>
      <text:h text:style-name="P1" text:outline-level="4">Vatten</text:h>
      <text:h text:style-name="P1" text:outline-level="4">Värme</text:h>
      <text:h text:style-name="P1" text:outline-level="4">Kyla</text:h>
      <text:h text:style-name="Heading_20_3" text:outline-level="3"><text:soft-page-break/>Meddelande</text:h>
      <text:h text:style-name="Heading_20_2" text:outline-level="2">Lagring</text:h>
      <text:h text:style-name="Heading_20_3" text:outline-level="3">Mätdata</text:h>
      <text:h text:style-name="Heading_20_3" text:outline-level="3">Kamera bilder</text:h>
      <text:h text:style-name="Heading_20_3" text:outline-level="3">Filmer</text:h>
      <text:h text:style-name="Heading_20_3" text:outline-level="3">Program</text:h>
      <text:h text:style-name="Heading_20_3" text:outline-level="3">Huskonfigurering</text:h>
      <text:h text:style-name="Heading_20_3" text:outline-level="3">Utgifter</text:h>
      <text:h text:style-name="Heading_20_3" text:outline-level="3">Inkomster</text:h>
      <text:h text:style-name="Heading_20_3" text:outline-level="3">Garantier</text:h>
      <text:h text:style-name="Heading_20_1" text:outline-level="1">Sensorer</text:h>
      <text:h text:style-name="Heading_20_2" text:outline-level="2">Temperaturgivare</text:h>
      <text:h text:style-name="Heading_20_2" text:outline-level="2">Vind</text:h>
      <text:h text:style-name="Heading_20_2" text:outline-level="2">Brytare</text:h>
      <text:h text:style-name="Heading_20_2" text:outline-level="2">Rörelse</text:h>
      <text:h text:style-name="Heading_20_2" text:outline-level="2">Kamera</text:h>
      <text:h text:style-name="Heading_20_2" text:outline-level="2">Ström</text:h>
      <text:h text:style-name="Heading_20_2" text:outline-level="2">Vatten</text:h>
      <text:h text:style-name="Heading_20_2" text:outline-level="2">Rök</text:h>
      <text:h text:style-name="Heading_20_1" text:outline-level="1">Kommunikation</text:h>
      <text:h text:style-name="Heading_20_2" text:outline-level="2">Meddelande</text:h>
      <text:h text:style-name="Heading_20_2" text:outline-level="2"><text:soft-page-break/>Kommandon</text:h>
      <text:h text:style-name="Heading_20_1" text:outline-level="1">Larm</text:h>
      <text:h text:style-name="Heading_20_2" text:outline-level="2">Färdiga autnoma</text:h>
      <text:h text:style-name="Heading_20_1" text:outline-level="1">Användare</text:h>
      <text:h text:style-name="Heading_20_2" text:outline-level="2">Montör</text:h>
      <text:h text:style-name="Heading_20_2" text:outline-level="2">Installatör</text:h>
      <text:h text:style-name="Heading_20_2" text:outline-level="2">Användare</text:h>
      <text:h text:style-name="Heading_20_2" text:outline-level="2">Gäster</text:h>
      <text:h text:style-name="Heading_20_2" text:outline-level="2">Ägare</text:h>
      <text:p text:style-name="P3">Tjuvar,</text:p>
      <text:p text:style-name="P3">Vilda dj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none" fo:country="none" style:font-name-asian="DejaVu Sans2" style:font-size-asian="12pt" style:language-asian="de" style:country-asian="DE" style:font-name-complex="DejaVu Sans2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none" fo:country="none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editing-duration>PT4M34S</meta:editing-duration>
    <dc:date>2019-09-03T10:56:03.253000000</dc:date>
    <meta:document-statistic meta:table-count="0" meta:image-count="0" meta:object-count="0" meta:page-count="6" meta:paragraph-count="90" meta:word-count="253" meta:character-count="1433" meta:non-whitespace-character-count="1334"/>
    <meta:generator>LibreOffice/6.2.5.2$Windows_X86_64 LibreOffice_project/1ec314fa52f458adc18c4f025c545a4e8b22c159</meta:generator>
  </office:meta>
</office:document-meta>
</file>